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dstawowy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L. procesorów</text:p>
          </table:table-cell>
          <table:table-cell office:value-type="string">
            <text:p>Rozmiar problemu</text:p>
          </table:table-cell>
          <table:table-cell office:value-type="string">
            <text:p>Czas</text:p>
          </table:table-cell>
          <table:table-cell/>
          <table:table-cell office:value-type="string">
            <text:p>Przyspieszenie</text:p>
          </table:table-cell>
          <table:table-cell office:value-type="string">
            <text:p>Efektywność</text:p>
          </table:table-cell>
          <table:table-cell office:value-type="string">
            <text:p>Część sekwencyjna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0.318264961243">
            <text:p>0,3182649612</text:p>
          </table:table-cell>
          <table:table-cell/>
          <table:table-cell table:formula="of:=[.C2]/[.C2]" office:value-type="float" office:value="1">
            <text:p>1</text:p>
          </table:table-cell>
          <table:table-cell table:formula="of:=[.E2]/[.A2]" office:value-type="float" office:value="1">
            <text:p>1</text:p>
          </table:table-cell>
          <table:table-cell table:number-columns-repeated="2"/>
          <table:table-cell>
            <draw:frame table:end-cell-address="Podstawowy.O22" table:end-x="1.471cm" table:end-y="0.018cm" draw:z-index="0" draw:style-name="gr1" draw:text-style-name="P1" svg:width="14.989cm" svg:height="8.998cm" svg:x="0.022cm" svg:y="0.053cm">
              <draw:object draw:notify-on-update-of-ranges="Podstawowy.A2:Podstawowy.A8 Podstawowy.E2:Podstawowy.E8 Podstawowy.A10:Podstawowy.A16 Podstawowy.E10:Podstawowy.E16 Podstawowy.A18:Podstawowy.A24 Podstawowy.E18:Podstawowy.E2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0.226717948914">
            <text:p>0,2267179489</text:p>
          </table:table-cell>
          <table:table-cell/>
          <table:table-cell table:formula="of:=[.C2]/[.C3]" office:value-type="float" office:value="1.40379252179864">
            <text:p>1,4037925218</text:p>
          </table:table-cell>
          <table:table-cell table:formula="of:=[.E3]/[.A3]" office:value-type="float" office:value="0.701896260899322">
            <text:p>0,7018962609</text:p>
          </table:table-cell>
          <table:table-cell table:formula="of:=(1/[.E3]-1/[.A3])/(1-1/[.A3])" office:value-type="float" office:value="0.424711963444179">
            <text:p>0,424711963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office:value-type="float" office:value="0.116639137268">
            <text:p>0,1166391373</text:p>
          </table:table-cell>
          <table:table-cell/>
          <table:table-cell table:formula="of:=[.C2]/[.C4]" office:value-type="float" office:value="2.72862924656007">
            <text:p>2,7286292466</text:p>
          </table:table-cell>
          <table:table-cell table:formula="of:=[.E4]/[.A4]" office:value-type="float" office:value="0.682157311640019">
            <text:p>0,6821573116</text:p>
          </table:table-cell>
          <table:table-cell table:formula="of:=(1/[.E4]-1/[.A4])/(1-1/[.A4])" office:value-type="float" office:value="0.155312507802555">
            <text:p>0,155312507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">
            <text:p>100000</text:p>
          </table:table-cell>
          <table:table-cell office:value-type="float" office:value="0.0791220664978">
            <text:p>0,0791220665</text:p>
          </table:table-cell>
          <table:table-cell/>
          <table:table-cell table:formula="of:=[.C2]/[.C5]" office:value-type="float" office:value="4.02245511689017">
            <text:p>4,0224551169</text:p>
          </table:table-cell>
          <table:table-cell table:formula="of:=[.E5]/[.A5]" office:value-type="float" office:value="0.670409186148362">
            <text:p>0,6704091861</text:p>
          </table:table-cell>
          <table:table-cell table:formula="of:=(1/[.E5]-1/[.A5])/(1-1/[.A5])" office:value-type="float" office:value="0.0983252678100087">
            <text:p>0,098325267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">
            <text:p>100000</text:p>
          </table:table-cell>
          <table:table-cell office:value-type="float" office:value="0.0780990123749">
            <text:p>0,0780990124</text:p>
          </table:table-cell>
          <table:table-cell/>
          <table:table-cell table:formula="of:=[.C2]/[.C6]" office:value-type="float" office:value="4.07514706735634">
            <text:p>4,0751470674</text:p>
          </table:table-cell>
          <table:table-cell table:formula="of:=[.E6]/[.A6]" office:value-type="float" office:value="0.582163866765191">
            <text:p>0,5821638668</text:p>
          </table:table-cell>
          <table:table-cell table:formula="of:=(1/[.E6]-1/[.A6])/(1-1/[.A6])" office:value-type="float" office:value="0.119621569655444">
            <text:p>0,119621569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0.0649268627167">
            <text:p>0,0649268627</text:p>
          </table:table-cell>
          <table:table-cell/>
          <table:table-cell table:formula="of:=[.C2]/[.C7]" office:value-type="float" office:value="4.90189958248419">
            <text:p>4,9018995825</text:p>
          </table:table-cell>
          <table:table-cell table:formula="of:=[.E7]/[.A7]" office:value-type="float" office:value="0.612737447810524">
            <text:p>0,6127374478</text:p>
          </table:table-cell>
          <table:table-cell table:formula="of:=(1/[.E7]-1/[.A7])/(1-1/[.A7])" office:value-type="float" office:value="0.0902886251510147">
            <text:p>0,090288625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">
            <text:p>100000</text:p>
          </table:table-cell>
          <table:table-cell office:value-type="float" office:value="0.0630271434784">
            <text:p>0,0630271435</text:p>
          </table:table-cell>
          <table:table-cell/>
          <table:table-cell table:formula="of:=[.C2]/[.C8]" office:value-type="float" office:value="5.04964914603931">
            <text:p>5,049649146</text:p>
          </table:table-cell>
          <table:table-cell table:formula="of:=[.E8]/[.A8]" office:value-type="float" office:value="0.561072127337702">
            <text:p>0,5610721273</text:p>
          </table:table-cell>
          <table:table-cell table:formula="of:=(1/[.E8]-1/[.A8])/(1-1/[.A8])" office:value-type="float" office:value="0.0977877556369223">
            <text:p>0,097787755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.44010591507">
            <text:p>2,4401059151</text:p>
          </table:table-cell>
          <table:table-cell/>
          <table:table-cell table:formula="of:=[.C10]/[.C10]" office:value-type="float" office:value="1">
            <text:p>1</text:p>
          </table:table-cell>
          <table:table-cell table:formula="of:=[.E10]/[.A10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1.27251410484">
            <text:p>1,2725141048</text:p>
          </table:table-cell>
          <table:table-cell/>
          <table:table-cell table:formula="of:=[.C10]/[.C11]" office:value-type="float" office:value="1.91754724430093">
            <text:p>1,9175472443</text:p>
          </table:table-cell>
          <table:table-cell table:formula="of:=[.E11]/[.A11]" office:value-type="float" office:value="0.958773622150462">
            <text:p>0,9587736222</text:p>
          </table:table-cell>
          <table:table-cell table:formula="of:=(1/[.E11]-1/[.A11])/(1-1/[.A11])" office:value-type="float" office:value="0.0429990739180639">
            <text:p>0,042999073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0.706068992615">
            <text:p>0,7060689926</text:p>
          </table:table-cell>
          <table:table-cell/>
          <table:table-cell table:formula="of:=[.C10]/[.C12]" office:value-type="float" office:value="3.4559029508332">
            <text:p>3,4559029508</text:p>
          </table:table-cell>
          <table:table-cell table:formula="of:=[.E12]/[.A12]" office:value-type="float" office:value="0.863975737708299">
            <text:p>0,8639757377</text:p>
          </table:table-cell>
          <table:table-cell table:formula="of:=(1/[.E12]-1/[.A12])/(1-1/[.A12])" office:value-type="float" office:value="0.0524799699632409">
            <text:p>0,0524799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">
            <text:p>1000000</text:p>
          </table:table-cell>
          <table:table-cell office:value-type="float" office:value="0.481053113937">
            <text:p>0,4810531139</text:p>
          </table:table-cell>
          <table:table-cell/>
          <table:table-cell table:formula="of:=[.C10]/[.C13]" office:value-type="float" office:value="5.07242515301452">
            <text:p>5,072425153</text:p>
          </table:table-cell>
          <table:table-cell table:formula="of:=[.E13]/[.A13]" office:value-type="float" office:value="0.845404192169087">
            <text:p>0,8454041922</text:p>
          </table:table-cell>
          <table:table-cell table:formula="of:=(1/[.E13]-1/[.A13])/(1-1/[.A13])" office:value-type="float" office:value="0.0365732295304238">
            <text:p>0,036573229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office:value-type="float" office:value="0.420691013336">
            <text:p>0,4206910133</text:p>
          </table:table-cell>
          <table:table-cell/>
          <table:table-cell table:formula="of:=[.C10]/[.C14]" office:value-type="float" office:value="5.80023303973247">
            <text:p>5,8002330397</text:p>
          </table:table-cell>
          <table:table-cell table:formula="of:=[.E14]/[.A14]" office:value-type="float" office:value="0.828604719961781">
            <text:p>0,82860472</text:p>
          </table:table-cell>
          <table:table-cell table:formula="of:=(1/[.E14]-1/[.A14])/(1-1/[.A14])" office:value-type="float" office:value="0.0344746769095008">
            <text:p>0,034474676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0.41730594635">
            <text:p>0,4173059464</text:p>
          </table:table-cell>
          <table:table-cell/>
          <table:table-cell table:formula="of:=[.C10]/[.C15]" office:value-type="float" office:value="5.84728287821581">
            <text:p>5,8472828782</text:p>
          </table:table-cell>
          <table:table-cell table:formula="of:=[.E15]/[.A15]" office:value-type="float" office:value="0.730910359776976">
            <text:p>0,7309103598</text:p>
          </table:table-cell>
          <table:table-cell table:formula="of:=(1/[.E15]-1/[.A15])/(1-1/[.A15])" office:value-type="float" office:value="0.0525938326916687">
            <text:p>0,052593832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">
            <text:p>1000000</text:p>
          </table:table-cell>
          <table:table-cell office:value-type="float" office:value="0.333937883377">
            <text:p>0,3339378834</text:p>
          </table:table-cell>
          <table:table-cell/>
          <table:table-cell table:formula="of:=[.C10]/[.C16]" office:value-type="float" office:value="7.30706528529809">
            <text:p>7,3070652853</text:p>
          </table:table-cell>
          <table:table-cell table:formula="of:=[.E16]/[.A16]" office:value-type="float" office:value="0.811896142810899">
            <text:p>0,8118961428</text:p>
          </table:table-cell>
          <table:table-cell table:formula="of:=(1/[.E16]-1/[.A16])/(1-1/[.A16])" office:value-type="float" office:value="0.0289605787105138">
            <text:p>0,028960578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23.6178410053">
            <text:p>23,6178410053</text:p>
          </table:table-cell>
          <table:table-cell/>
          <table:table-cell table:formula="of:=[.C18]/[.C18]" office:value-type="float" office:value="1">
            <text:p>1</text:p>
          </table:table-cell>
          <table:table-cell table:formula="of:=[.E18]/[.A18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">
            <text:p>10000000</text:p>
          </table:table-cell>
          <table:table-cell office:value-type="float" office:value="12.1092100143">
            <text:p>12,1092100143</text:p>
          </table:table-cell>
          <table:table-cell/>
          <table:table-cell table:formula="of:=[.C18]/[.C19]" office:value-type="float" office:value="1.95040312104664">
            <text:p>1,950403121</text:p>
          </table:table-cell>
          <table:table-cell table:formula="of:=[.E19]/[.A19]" office:value-type="float" office:value="0.975201560523322">
            <text:p>0,9752015605</text:p>
          </table:table-cell>
          <table:table-cell table:formula="of:=(1/[.E19]-1/[.A19])/(1-1/[.A19])" office:value-type="float" office:value="0.0254290399857136">
            <text:p>0,0254290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">
            <text:p>10000000</text:p>
          </table:table-cell>
          <table:table-cell office:value-type="float" office:value="6.22279500961">
            <text:p>6,2227950096</text:p>
          </table:table-cell>
          <table:table-cell/>
          <table:table-cell table:formula="of:=[.C18]/[.C20]" office:value-type="float" office:value="3.79537506358902">
            <text:p>3,7953750636</text:p>
          </table:table-cell>
          <table:table-cell table:formula="of:=[.E20]/[.A20]" office:value-type="float" office:value="0.948843765897255">
            <text:p>0,9488437659</text:p>
          </table:table-cell>
          <table:table-cell table:formula="of:=(1/[.E20]-1/[.A20])/(1-1/[.A20])" office:value-type="float" office:value="0.0179714286451818">
            <text:p>0,017971428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4.27126002312">
            <text:p>4,2712600231</text:p>
          </table:table-cell>
          <table:table-cell/>
          <table:table-cell table:formula="of:=[.C18]/[.C21]" office:value-type="float" office:value="5.52947862632068">
            <text:p>5,5294786263</text:p>
          </table:table-cell>
          <table:table-cell table:formula="of:=[.E21]/[.A21]" office:value-type="float" office:value="0.921579771053446">
            <text:p>0,9215797711</text:p>
          </table:table-cell>
          <table:table-cell table:formula="of:=(1/[.E21]-1/[.A21])/(1-1/[.A21])" office:value-type="float" office:value="0.0170186524074661">
            <text:p>0,017018652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0">
            <text:p>10000000</text:p>
          </table:table-cell>
          <table:table-cell office:value-type="float" office:value="3.6968729496">
            <text:p>3,6968729496</text:p>
          </table:table-cell>
          <table:table-cell/>
          <table:table-cell table:formula="of:=[.C18]/[.C22]" office:value-type="float" office:value="6.38859958870251">
            <text:p>6,3885995887</text:p>
          </table:table-cell>
          <table:table-cell table:formula="of:=[.E22]/[.A22]" office:value-type="float" office:value="0.912657084100359">
            <text:p>0,9126570841</text:p>
          </table:table-cell>
          <table:table-cell table:formula="of:=(1/[.E22]-1/[.A22])/(1-1/[.A22])" office:value-type="float" office:value="0.0159502982045987">
            <text:p>0,015950298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3.2129240036">
            <text:p>3,2129240036</text:p>
          </table:table-cell>
          <table:table-cell/>
          <table:table-cell table:formula="of:=[.C18]/[.C23]" office:value-type="float" office:value="7.35088691137319">
            <text:p>7,3508869114</text:p>
          </table:table-cell>
          <table:table-cell table:formula="of:=[.E23]/[.A23]" office:value-type="float" office:value="0.918860863921649">
            <text:p>0,9188608639</text:p>
          </table:table-cell>
          <table:table-cell table:formula="of:=(1/[.E23]-1/[.A23])/(1-1/[.A23])" office:value-type="float" office:value="0.0126148643490801">
            <text:p>0,0126148643</text:p>
          </table:table-cell>
          <table:table-cell>
            <draw:frame table:end-cell-address="Podstawowy.O42" table:end-x="1.423cm" table:end-y="0.421cm" draw:z-index="1" draw:style-name="gr1" draw:text-style-name="P1" svg:width="14.985cm" svg:height="9.002cm" svg:x="2.227cm" svg:y="0cm">
              <draw:object draw:notify-on-update-of-ranges="Podstawowy.A2:Podstawowy.A8 Podstawowy.F2:Podstawowy.F8 Podstawowy.A10:Podstawowy.A16 Podstawowy.F10:Podstawowy.F16 Podstawowy.A18:Podstawowy.A24 Podstawowy.F18:Podstawowy.F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0">
            <text:p>10000000</text:p>
          </table:table-cell>
          <table:table-cell office:value-type="float" office:value="2.82613301277">
            <text:p>2,8261330128</text:p>
          </table:table-cell>
          <table:table-cell/>
          <table:table-cell table:formula="of:=[.C18]/[.C24]" office:value-type="float" office:value="8.3569460101778">
            <text:p>8,3569460102</text:p>
          </table:table-cell>
          <table:table-cell table:formula="of:=[.E24]/[.A24]" office:value-type="float" office:value="0.928549556686422">
            <text:p>0,9285495567</text:p>
          </table:table-cell>
          <table:table-cell table:formula="of:=(1/[.E24]-1/[.A24])/(1-1/[.A24])" office:value-type="float" office:value="0.00961855546630073">
            <text:p>0,0096185555</text:p>
          </table:table-cell>
          <table:table-cell table:number-columns-repeated="2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Podstawowy.O63" table:end-x="1.423cm" table:end-y="0.42cm" draw:z-index="2" draw:style-name="gr1" draw:text-style-name="P1" svg:width="14.985cm" svg:height="8.997cm" svg:x="2.227cm" svg:y="0.004cm">
              <draw:object draw:notify-on-update-of-ranges="Podstawowy.A2:Podstawowy.A8 Podstawowy.G2:Podstawowy.G8 Podstawowy.A10:Podstawowy.A16 Podstawowy.G10:Podstawowy.G16 Podstawowy.A18:Podstawowy.A24 Podstawowy.G18:Podstawowy.G2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</table:table>
      <table:table table:name="Skalowalny" table:style-name="ta1">
        <table:table-column table:style-name="co1" table:number-columns-repeated="3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L. procesorów</text:p>
          </table:table-cell>
          <table:table-cell office:value-type="string">
            <text:p>Rozmiar problemu</text:p>
          </table:table-cell>
          <table:table-cell office:value-type="string">
            <text:p>Czas</text:p>
          </table:table-cell>
          <table:table-cell/>
          <table:table-cell office:value-type="string">
            <text:p>Przyspieszenie</text:p>
          </table:table-cell>
          <table:table-cell office:value-type="string">
            <text:p>Efektywność</text:p>
          </table:table-cell>
          <table:table-cell office:value-type="string">
            <text:p>Część sekwencyjna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0.318264961243">
            <text:p>0,3182649612</text:p>
          </table:table-cell>
          <table:table-cell/>
          <table:table-cell table:formula="of:=[.C2]/[.C2]" office:value-type="float" office:value="1">
            <text:p>1</text:p>
          </table:table-cell>
          <table:table-cell table:formula="of:=[.E2]/[.A2]" office:value-type="float" office:value="1">
            <text:p>1</text:p>
          </table:table-cell>
          <table:table-cell/>
          <table:table-cell>
            <draw:frame table:end-cell-address="Skalowalny.O21" table:end-x="1.423cm" table:end-y="0.421cm" draw:z-index="0" draw:style-name="gr1" draw:text-style-name="P1" svg:width="14.994cm" svg:height="8.997cm" svg:x="2.227cm" svg:y="0.005cm">
              <draw:object draw:notify-on-update-of-ranges="Skalowalny.A2:Skalowalny.A8 Skalowalny.E2:Skalowalny.E8 Skalowalny.A10:Skalowalny.A16 Skalowalny.E10:Skalowalny.E16 Skalowalny.A18:Skalowalny.A24 Skalowalny.E18:Skalowalny.E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table:formula="of:=0.334916830063/2" office:value-type="float" office:value="0.1674584150315">
            <text:p>0,167458415</text:p>
          </table:table-cell>
          <table:table-cell/>
          <table:table-cell table:formula="of:=[.C2]/[.C3]" office:value-type="float" office:value="1.90056117026506">
            <text:p>1,9005611703</text:p>
          </table:table-cell>
          <table:table-cell table:formula="of:=[.E3]/[.A3]" office:value-type="float" office:value="0.950280585132531">
            <text:p>0,9502805851</text:p>
          </table:table-cell>
          <table:table-cell table:formula="of:=(1/[.E3]-1/[.A3])/(1-1/[.A3])" office:value-type="float" office:value="0.0523207730909658">
            <text:p>0,052320773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table:formula="of:=0.351531028748/4" office:value-type="float" office:value="0.087882757187">
            <text:p>0,0878827572</text:p>
          </table:table-cell>
          <table:table-cell/>
          <table:table-cell table:formula="of:=[.C2]/[.C4]" office:value-type="float" office:value="3.6214721912489">
            <text:p>3,6214721912</text:p>
          </table:table-cell>
          <table:table-cell table:formula="of:=[.E4]/[.A4]" office:value-type="float" office:value="0.905368047812225">
            <text:p>0,9053680478</text:p>
          </table:table-cell>
          <table:table-cell table:formula="of:=(1/[.E4]-1/[.A4])/(1-1/[.A4])" office:value-type="float" office:value="0.0348410617525282">
            <text:p>0,034841061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">
            <text:p>100000</text:p>
          </table:table-cell>
          <table:table-cell table:formula="of:=0.326964855194/6" office:value-type="float" office:value="0.0544941425323333">
            <text:p>0,0544941425</text:p>
          </table:table-cell>
          <table:table-cell/>
          <table:table-cell table:formula="of:=[.C2]/[.C5]" office:value-type="float" office:value="5.84035175990084">
            <text:p>5,8403517599</text:p>
          </table:table-cell>
          <table:table-cell table:formula="of:=[.E5]/[.A5]" office:value-type="float" office:value="0.973391959983473">
            <text:p>0,97339196</text:p>
          </table:table-cell>
          <table:table-cell table:formula="of:=(1/[.E5]-1/[.A5])/(1-1/[.A5])" office:value-type="float" office:value="0.00546707618521508">
            <text:p>0,005467076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">
            <text:p>100000</text:p>
          </table:table-cell>
          <table:table-cell table:formula="of:=0.341486930847/7" office:value-type="float" office:value="0.0487838472638571">
            <text:p>0,0487838473</text:p>
          </table:table-cell>
          <table:table-cell/>
          <table:table-cell table:formula="of:=[.C2]/[.C6]" office:value-type="float" office:value="6.5239824059304">
            <text:p>6,5239824059</text:p>
          </table:table-cell>
          <table:table-cell table:formula="of:=[.E6]/[.A6]" office:value-type="float" office:value="0.931997486561486">
            <text:p>0,9319974866</text:p>
          </table:table-cell>
          <table:table-cell table:formula="of:=(1/[.E6]-1/[.A6])/(1-1/[.A6])" office:value-type="float" office:value="0.0121607111641118">
            <text:p>0,012160711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table:formula="of:=0.335202217102/8" office:value-type="float" office:value="0.04190027713775">
            <text:p>0,0419002771</text:p>
          </table:table-cell>
          <table:table-cell/>
          <table:table-cell table:formula="of:=[.C2]/[.C7]" office:value-type="float" office:value="7.59577222357462">
            <text:p>7,5957722236</text:p>
          </table:table-cell>
          <table:table-cell table:formula="of:=[.E7]/[.A7]" office:value-type="float" office:value="0.949471527946827">
            <text:p>0,9494715279</text:p>
          </table:table-cell>
          <table:table-cell table:formula="of:=(1/[.E7]-1/[.A7])/(1-1/[.A7])" office:value-type="float" office:value="0.00760249563887662">
            <text:p>0,007602495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">
            <text:p>100000</text:p>
          </table:table-cell>
          <table:table-cell table:formula="of:=0.360333919525/9" office:value-type="float" office:value="0.0400371021694444">
            <text:p>0,0400371022</text:p>
          </table:table-cell>
          <table:table-cell/>
          <table:table-cell table:formula="of:=[.C2]/[.C8]" office:value-type="float" office:value="7.94925066994219">
            <text:p>7,9492506699</text:p>
          </table:table-cell>
          <table:table-cell table:formula="of:=[.E8]/[.A8]" office:value-type="float" office:value="0.883250074438021">
            <text:p>0,8832500744</text:p>
          </table:table-cell>
          <table:table-cell table:formula="of:=(1/[.E8]-1/[.A8])/(1-1/[.A8])" office:value-type="float" office:value="0.0165227732412396">
            <text:p>0,016522773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.44010591507">
            <text:p>2,4401059151</text:p>
          </table:table-cell>
          <table:table-cell/>
          <table:table-cell table:formula="of:=[.C10]/[.C10]" office:value-type="float" office:value="1">
            <text:p>1</text:p>
          </table:table-cell>
          <table:table-cell table:formula="of:=[.E10]/[.A10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table:formula="of:=2.45159697533/2" office:value-type="float" office:value="1.225798487665">
            <text:p>1,2257984877</text:p>
          </table:table-cell>
          <table:table-cell/>
          <table:table-cell table:formula="of:=[.C10]/[.C11]" office:value-type="float" office:value="1.99062565309418">
            <text:p>1,9906256531</text:p>
          </table:table-cell>
          <table:table-cell table:formula="of:=[.E11]/[.A11]" office:value-type="float" office:value="0.995312826547091">
            <text:p>0,9953128265</text:p>
          </table:table-cell>
          <table:table-cell table:formula="of:=(1/[.E11]-1/[.A11])/(1-1/[.A11])" office:value-type="float" office:value="0.00470924650812554">
            <text:p>0,004709246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table:formula="of:=2.51776599884/4" office:value-type="float" office:value="0.62944149971">
            <text:p>0,6294414997</text:p>
          </table:table-cell>
          <table:table-cell/>
          <table:table-cell table:formula="of:=[.C10]/[.C12]" office:value-type="float" office:value="3.87662064893119">
            <text:p>3,8766206489</text:p>
          </table:table-cell>
          <table:table-cell table:formula="of:=[.E12]/[.A12]" office:value-type="float" office:value="0.969155162232797">
            <text:p>0,9691551622</text:p>
          </table:table-cell>
          <table:table-cell table:formula="of:=(1/[.E12]-1/[.A12])/(1-1/[.A12])" office:value-type="float" office:value="0.0106088405548811">
            <text:p>0,010608840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">
            <text:p>1000000</text:p>
          </table:table-cell>
          <table:table-cell table:formula="of:=2.60023784637/6" office:value-type="float" office:value="0.433372974395">
            <text:p>0,4333729744</text:p>
          </table:table-cell>
          <table:table-cell/>
          <table:table-cell table:formula="of:=[.C10]/[.C13]" office:value-type="float" office:value="5.63049857568173">
            <text:p>5,6304985757</text:p>
          </table:table-cell>
          <table:table-cell table:formula="of:=[.E13]/[.A13]" office:value-type="float" office:value="0.938416429280288">
            <text:p>0,9384164293</text:p>
          </table:table-cell>
          <table:table-cell table:formula="of:=(1/[.E13]-1/[.A13])/(1-1/[.A13])" office:value-type="float" office:value="0.0131249984118338">
            <text:p>0,013124998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2.57004284859/7" office:value-type="float" office:value="0.36714897837">
            <text:p>0,3671489784</text:p>
          </table:table-cell>
          <table:table-cell/>
          <table:table-cell table:formula="of:=[.C10]/[.C14]" office:value-type="float" office:value="6.64609207385822">
            <text:p>6,6460920739</text:p>
          </table:table-cell>
          <table:table-cell table:formula="of:=[.E14]/[.A14]" office:value-type="float" office:value="0.949441724836889">
            <text:p>0,9494417248</text:p>
          </table:table-cell>
          <table:table-cell table:formula="of:=(1/[.E14]-1/[.A14])/(1-1/[.A14])" office:value-type="float" office:value="0.00887508835289448">
            <text:p>0,008875088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table:formula="of:=2.61214399338/8" office:value-type="float" office:value="0.3265179991725">
            <text:p>0,3265179992</text:p>
          </table:table-cell>
          <table:table-cell/>
          <table:table-cell table:formula="of:=[.C10]/[.C15]" office:value-type="float" office:value="7.47311303283127">
            <text:p>7,4731130328</text:p>
          </table:table-cell>
          <table:table-cell table:formula="of:=[.E15]/[.A15]" office:value-type="float" office:value="0.934139129103909">
            <text:p>0,9341391291</text:p>
          </table:table-cell>
          <table:table-cell table:formula="of:=(1/[.E15]-1/[.A15])/(1-1/[.A15])" office:value-type="float" office:value="0.010072049814811">
            <text:p>0,010072049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">
            <text:p>1000000</text:p>
          </table:table-cell>
          <table:table-cell table:formula="of:=2.56849384308/9" office:value-type="float" office:value="0.285388204786667">
            <text:p>0,2853882048</text:p>
          </table:table-cell>
          <table:table-cell/>
          <table:table-cell table:formula="of:=[.C10]/[.C16]" office:value-type="float" office:value="8.55012882152585">
            <text:p>8,5501288215</text:p>
          </table:table-cell>
          <table:table-cell table:formula="of:=[.E16]/[.A16]" office:value-type="float" office:value="0.950014313502872">
            <text:p>0,9500143135</text:p>
          </table:table-cell>
          <table:table-cell table:formula="of:=(1/[.E16]-1/[.A16])/(1-1/[.A16])" office:value-type="float" office:value="0.00657696491866812">
            <text:p>0,006576964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23.6178410053">
            <text:p>23,6178410053</text:p>
          </table:table-cell>
          <table:table-cell/>
          <table:table-cell table:formula="of:=[.C18]/[.C18]" office:value-type="float" office:value="1">
            <text:p>1</text:p>
          </table:table-cell>
          <table:table-cell table:formula="of:=[.E18]/[.A18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0000">
            <text:p>10000000</text:p>
          </table:table-cell>
          <table:table-cell table:formula="of:=24.1882741451/2" office:value-type="float" office:value="12.09413707255">
            <text:p>12,0941370726</text:p>
          </table:table-cell>
          <table:table-cell/>
          <table:table-cell table:formula="of:=[.C18]/[.C19]" office:value-type="float" office:value="1.95283391147478">
            <text:p>1,9528339115</text:p>
          </table:table-cell>
          <table:table-cell table:formula="of:=[.E19]/[.A19]" office:value-type="float" office:value="0.976416955737392">
            <text:p>0,9764169557</text:p>
          </table:table-cell>
          <table:table-cell table:formula="of:=(1/[.E19]-1/[.A19])/(1-1/[.A19])" office:value-type="float" office:value="0.0241526369693144">
            <text:p>0,02415263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000">
            <text:p>10000000</text:p>
          </table:table-cell>
          <table:table-cell table:formula="of:=24.7414729595/4" office:value-type="float" office:value="6.185368239875">
            <text:p>6,1853682399</text:p>
          </table:table-cell>
          <table:table-cell/>
          <table:table-cell table:formula="of:=[.C18]/[.C20]" office:value-type="float" office:value="3.81834032985194">
            <text:p>3,8183403299</text:p>
          </table:table-cell>
          <table:table-cell table:formula="of:=[.E20]/[.A20]" office:value-type="float" office:value="0.954585082462984">
            <text:p>0,9545850825</text:p>
          </table:table-cell>
          <table:table-cell table:formula="of:=(1/[.E20]-1/[.A20])/(1-1/[.A20])" office:value-type="float" office:value="0.0158585191867996">
            <text:p>0,015858519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table:formula="of:=25.1016149521/6" office:value-type="float" office:value="4.18360249201667">
            <text:p>4,183602492</text:p>
          </table:table-cell>
          <table:table-cell/>
          <table:table-cell table:formula="of:=[.C18]/[.C21]" office:value-type="float" office:value="5.64533582011403">
            <text:p>5,6453358201</text:p>
          </table:table-cell>
          <table:table-cell table:formula="of:=[.E21]/[.A21]" office:value-type="float" office:value="0.940889303352338">
            <text:p>0,9408893034</text:p>
          </table:table-cell>
          <table:table-cell table:formula="of:=(1/[.E21]-1/[.A21])/(1-1/[.A21])" office:value-type="float" office:value="0.0125648567662644">
            <text:p>0,012564856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0">
            <text:p>10000000</text:p>
          </table:table-cell>
          <table:table-cell table:formula="of:=25.181014061/7" office:value-type="float" office:value="3.597287723">
            <text:p>3,597287723</text:p>
          </table:table-cell>
          <table:table-cell/>
          <table:table-cell table:formula="of:=[.C18]/[.C22]" office:value-type="float" office:value="6.56545787380155">
            <text:p>6,5654578738</text:p>
          </table:table-cell>
          <table:table-cell table:formula="of:=[.E22]/[.A22]" office:value-type="float" office:value="0.937922553400222">
            <text:p>0,9379225534</text:p>
          </table:table-cell>
          <table:table-cell table:formula="of:=(1/[.E22]-1/[.A22])/(1-1/[.A22])" office:value-type="float" office:value="0.0110310185659308">
            <text:p>0,011031018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table:formula="of:=25.0289609432/8" office:value-type="float" office:value="3.1286201179">
            <text:p>3,1286201179</text:p>
          </table:table-cell>
          <table:table-cell/>
          <table:table-cell table:formula="of:=[.C18]/[.C23]" office:value-type="float" office:value="7.54896411685572">
            <text:p>7,5489641169</text:p>
          </table:table-cell>
          <table:table-cell table:formula="of:=[.E23]/[.A23]" office:value-type="float" office:value="0.943620514606964">
            <text:p>0,9436205146</text:p>
          </table:table-cell>
          <table:table-cell table:formula="of:=(1/[.E23]-1/[.A23])/(1-1/[.A23])" office:value-type="float" office:value="0.00853543566966621">
            <text:p>0,0085354357</text:p>
          </table:table-cell>
          <table:table-cell>
            <draw:frame table:end-cell-address="Skalowalny.O42" table:end-x="1.423cm" table:end-y="0.421cm" draw:z-index="1" draw:style-name="gr1" draw:text-style-name="P1" svg:width="14.994cm" svg:height="9.002cm" svg:x="2.227cm" svg:y="0cm">
              <draw:object draw:notify-on-update-of-ranges="Skalowalny.A2:Skalowalny.A8 Skalowalny.F2:Skalowalny.F8 Skalowalny.A10:Skalowalny.A15 Skalowalny.F10:Skalowalny.F16 Skalowalny.A18:Skalowalny.A24 Skalowalny.F18:Skalowalny.F2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0">
            <text:p>10000000</text:p>
          </table:table-cell>
          <table:table-cell table:formula="of:=25.0313930511/9" office:value-type="float" office:value="2.78126589456667">
            <text:p>2,7812658946</text:p>
          </table:table-cell>
          <table:table-cell/>
          <table:table-cell table:formula="of:=[.C18]/[.C24]" office:value-type="float" office:value="8.49175947234623">
            <text:p>8,4917594723</text:p>
          </table:table-cell>
          <table:table-cell table:formula="of:=[.E24]/[.A24]" office:value-type="float" office:value="0.943528830260692">
            <text:p>0,9435288303</text:p>
          </table:table-cell>
          <table:table-cell table:formula="of:=(1/[.E24]-1/[.A24])/(1-1/[.A24])" office:value-type="float" office:value="0.0074813784073383">
            <text:p>0,0074813784</text:p>
          </table:table-cell>
          <table:table-cell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Skalowalny.O63" table:end-x="1.423cm" table:end-y="0.42cm" draw:z-index="2" draw:style-name="gr1" draw:text-style-name="P1" svg:width="14.994cm" svg:height="8.997cm" svg:x="2.227cm" svg:y="0.004cm">
              <draw:object draw:notify-on-update-of-ranges="Skalowalny.A2:Skalowalny.A8 Skalowalny.G2:Skalowalny.G8 Skalowalny.A10:Skalowalny.A16 Skalowalny.G10:Skalowalny.G16 Skalowalny.A18:Skalowalny.A24 Skalowalny.G18:Skalowalny.G2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12.04.2015</text:date>, <text:time>21:57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8:39:35.059000000</meta:creation-date>
    <meta:generator>OpenOffice/4.1.1$Win32 OpenOffice.org_project/411m6$Build-9775</meta:generator>
    <dc:date>2015-04-12T21:54:22.17</dc:date>
    <meta:editing-duration>PT49M54S</meta:editing-duration>
    <meta:editing-cycles>9</meta:editing-cycles>
    <dc:creator>Piotr Listkiewicz</dc:creator>
    <meta:document-statistic meta:table-count="2" meta:cell-count="25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948cm" svg:y="0.316cm" chart:style-name="ch2">
          <text:p>Przyspieszenie</text:p>
        </chart:title>
        <chart:legend chart:legend-position="bottom" svg:x="3.259cm" svg:y="8.192cm" style:legend-expansion="wide" chart:style-name="ch3"/>
        <chart:plot-area chart:style-name="ch4" table:cell-range-address="Podstawowy.A2:Podstawowy.A8 Podstawowy.E2:Podstawowy.E8 Podstawowy.E10:Podstawowy.E16 Podstawowy.E18:Podstawowy.E24" svg:x="1.338cm" svg:y="1.635cm" svg:width="13.063cm" svg:height="5.369cm">
          <chartooo:coordinate-region svg:x="1.774cm" svg:y="1.848cm" svg:width="12.44cm" svg:height="4.483cm"/>
          <chart:axis chart:dimension="x" chart:name="primary-x" chart:style-name="ch5">
            <chart:title svg:x="6.78cm" svg:y="7.185cm" chart:style-name="ch6">
              <text:p>L. procesorów</text:p>
            </chart:title>
          </chart:axis>
          <chart:axis chart:dimension="y" chart:name="primary-y" chart:style-name="ch5">
            <chart:title svg:x="0.451cm" svg:y="5.461cm" chart:style-name="ch7">
              <text:p>Przyspieszenie</text:p>
            </chart:title>
            <chart:grid chart:style-name="ch8" chart:class="major"/>
          </chart:axis>
          <chart:series chart:style-name="ch9" chart:values-cell-range-address="Podstawowy.E2:Podstawowy.E8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E10:Podstawowy.E16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E18:Podstawowy.E24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E2:Podstawowy.E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E10:Podstawowy.E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E18:Podstawow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0379252179864">
                <text:p>1.40379252179864</text:p>
              </table:table-cell>
              <table:table-cell office:value-type="float" office:value="2">
                <text:p>2</text:p>
              </table:table-cell>
              <table:table-cell office:value-type="float" office:value="1.91754724430093">
                <text:p>1.91754724430093</text:p>
              </table:table-cell>
              <table:table-cell office:value-type="float" office:value="2">
                <text:p>2</text:p>
              </table:table-cell>
              <table:table-cell office:value-type="float" office:value="1.95040312104664">
                <text:p>1.95040312104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72862924656007">
                <text:p>2.72862924656007</text:p>
              </table:table-cell>
              <table:table-cell office:value-type="float" office:value="4">
                <text:p>4</text:p>
              </table:table-cell>
              <table:table-cell office:value-type="float" office:value="3.4559029508332">
                <text:p>3.4559029508332</text:p>
              </table:table-cell>
              <table:table-cell office:value-type="float" office:value="4">
                <text:p>4</text:p>
              </table:table-cell>
              <table:table-cell office:value-type="float" office:value="3.79537506358902">
                <text:p>3.79537506358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02245511689017">
                <text:p>4.02245511689017</text:p>
              </table:table-cell>
              <table:table-cell office:value-type="float" office:value="6">
                <text:p>6</text:p>
              </table:table-cell>
              <table:table-cell office:value-type="float" office:value="5.07242515301452">
                <text:p>5.07242515301452</text:p>
              </table:table-cell>
              <table:table-cell office:value-type="float" office:value="6">
                <text:p>6</text:p>
              </table:table-cell>
              <table:table-cell office:value-type="float" office:value="5.52947862632068">
                <text:p>5.52947862632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.07514706735634">
                <text:p>4.07514706735634</text:p>
              </table:table-cell>
              <table:table-cell office:value-type="float" office:value="7">
                <text:p>7</text:p>
              </table:table-cell>
              <table:table-cell office:value-type="float" office:value="5.80023303973247">
                <text:p>5.80023303973247</text:p>
              </table:table-cell>
              <table:table-cell office:value-type="float" office:value="7">
                <text:p>7</text:p>
              </table:table-cell>
              <table:table-cell office:value-type="float" office:value="6.38859958870251">
                <text:p>6.38859958870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.90189958248419">
                <text:p>4.90189958248419</text:p>
              </table:table-cell>
              <table:table-cell office:value-type="float" office:value="8">
                <text:p>8</text:p>
              </table:table-cell>
              <table:table-cell office:value-type="float" office:value="5.84728287821581">
                <text:p>5.84728287821581</text:p>
              </table:table-cell>
              <table:table-cell office:value-type="float" office:value="8">
                <text:p>8</text:p>
              </table:table-cell>
              <table:table-cell office:value-type="float" office:value="7.35088691137319">
                <text:p>7.35088691137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.04964914603931">
                <text:p>5.04964914603931</text:p>
              </table:table-cell>
              <table:table-cell office:value-type="float" office:value="9">
                <text:p>9</text:p>
              </table:table-cell>
              <table:table-cell office:value-type="float" office:value="7.30706528529809">
                <text:p>7.30706528529809</text:p>
              </table:table-cell>
              <table:table-cell office:value-type="float" office:value="9">
                <text:p>9</text:p>
              </table:table-cell>
              <table:table-cell office:value-type="float" office:value="8.3569460101778">
                <text:p>8.3569460101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6.2cm" svg:y="0.316cm" chart:style-name="ch2">
          <text:p>Efektywność</text:p>
        </chart:title>
        <chart:legend chart:legend-position="bottom" svg:x="3.298cm" svg:y="8.192cm" style:legend-expansion="wide" chart:style-name="ch3"/>
        <chart:plot-area chart:style-name="ch4" table:cell-range-address="Podstawowy.A2:Podstawowy.A8 Podstawowy.F2:Podstawowy.F8 Podstawowy.F10:Podstawowy.F16 Podstawowy.F18:Podstawowy.F24" svg:x="1.338cm" svg:y="1.635cm" svg:width="13.063cm" svg:height="5.369cm">
          <chartooo:coordinate-region svg:x="2.065cm" svg:y="1.848cm" svg:width="12.149cm" svg:height="4.483cm"/>
          <chart:axis chart:dimension="x" chart:name="primary-x" chart:style-name="ch5">
            <chart:title svg:x="6.78cm" svg:y="7.185cm" chart:style-name="ch6">
              <text:p>L. procesorów</text:p>
            </chart:title>
          </chart:axis>
          <chart:axis chart:dimension="y" chart:name="primary-y" chart:style-name="ch5">
            <chart:title svg:x="0.451cm" svg:y="5.276cm" chart:style-name="ch7">
              <text:p>Efektywność</text:p>
            </chart:title>
            <chart:grid chart:style-name="ch8" chart:class="major"/>
          </chart:axis>
          <chart:series chart:style-name="ch9" chart:values-cell-range-address="Podstawowy.F2:Podstawowy.F8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F10:Podstawowy.F16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F18:Podstawowy.F24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F</text:p>
              </table:table-cell>
              <table:table-cell office:value-type="string">
                <text:p>Kolumna A</text:p>
              </table:table-cell>
              <table:table-cell office:value-type="string">
                <text:p>Kolumna F</text:p>
              </table:table-cell>
              <table:table-cell office:value-type="string">
                <text:p>Kolumna A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F2:Podstawowy.F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F10:Podstawowy.F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F18:Podstawow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01896260899322">
                <text:p>0.701896260899322</text:p>
              </table:table-cell>
              <table:table-cell office:value-type="float" office:value="2">
                <text:p>2</text:p>
              </table:table-cell>
              <table:table-cell office:value-type="float" office:value="0.958773622150462">
                <text:p>0.958773622150462</text:p>
              </table:table-cell>
              <table:table-cell office:value-type="float" office:value="2">
                <text:p>2</text:p>
              </table:table-cell>
              <table:table-cell office:value-type="float" office:value="0.975201560523322">
                <text:p>0.975201560523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682157311640019">
                <text:p>0.682157311640019</text:p>
              </table:table-cell>
              <table:table-cell office:value-type="float" office:value="4">
                <text:p>4</text:p>
              </table:table-cell>
              <table:table-cell office:value-type="float" office:value="0.863975737708299">
                <text:p>0.863975737708299</text:p>
              </table:table-cell>
              <table:table-cell office:value-type="float" office:value="4">
                <text:p>4</text:p>
              </table:table-cell>
              <table:table-cell office:value-type="float" office:value="0.948843765897255">
                <text:p>0.948843765897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670409186148362">
                <text:p>0.670409186148362</text:p>
              </table:table-cell>
              <table:table-cell office:value-type="float" office:value="6">
                <text:p>6</text:p>
              </table:table-cell>
              <table:table-cell office:value-type="float" office:value="0.845404192169087">
                <text:p>0.845404192169087</text:p>
              </table:table-cell>
              <table:table-cell office:value-type="float" office:value="6">
                <text:p>6</text:p>
              </table:table-cell>
              <table:table-cell office:value-type="float" office:value="0.921579771053446">
                <text:p>0.921579771053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582163866765191">
                <text:p>0.582163866765191</text:p>
              </table:table-cell>
              <table:table-cell office:value-type="float" office:value="7">
                <text:p>7</text:p>
              </table:table-cell>
              <table:table-cell office:value-type="float" office:value="0.828604719961781">
                <text:p>0.828604719961781</text:p>
              </table:table-cell>
              <table:table-cell office:value-type="float" office:value="7">
                <text:p>7</text:p>
              </table:table-cell>
              <table:table-cell office:value-type="float" office:value="0.912657084100359">
                <text:p>0.912657084100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612737447810524">
                <text:p>0.612737447810524</text:p>
              </table:table-cell>
              <table:table-cell office:value-type="float" office:value="8">
                <text:p>8</text:p>
              </table:table-cell>
              <table:table-cell office:value-type="float" office:value="0.730910359776976">
                <text:p>0.730910359776976</text:p>
              </table:table-cell>
              <table:table-cell office:value-type="float" office:value="8">
                <text:p>8</text:p>
              </table:table-cell>
              <table:table-cell office:value-type="float" office:value="0.918860863921649">
                <text:p>0.918860863921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561072127337702">
                <text:p>0.561072127337702</text:p>
              </table:table-cell>
              <table:table-cell office:value-type="float" office:value="9">
                <text:p>9</text:p>
              </table:table-cell>
              <table:table-cell office:value-type="float" office:value="0.811896142810899">
                <text:p>0.811896142810899</text:p>
              </table:table-cell>
              <table:table-cell office:value-type="float" office:value="9">
                <text:p>9</text:p>
              </table:table-cell>
              <table:table-cell office:value-type="float" office:value="0.928549556686422">
                <text:p>0.9285495566864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512cm" svg:y="0.316cm" chart:style-name="ch2">
          <text:p>Część sekwencyjna</text:p>
        </chart:title>
        <chart:legend chart:legend-position="bottom" svg:x="3.219cm" svg:y="8.192cm" style:legend-expansion="wide" chart:style-name="ch3"/>
        <chart:plot-area chart:style-name="ch4" table:cell-range-address="Podstawowy.A2:Podstawowy.A8 Podstawowy.G2:Podstawowy.G8 Podstawowy.G10:Podstawowy.G16 Podstawowy.G18:Podstawowy.G24" svg:x="1.338cm" svg:y="1.635cm" svg:width="13.063cm" svg:height="5.369cm">
          <chartooo:coordinate-region svg:x="2.25cm" svg:y="1.848cm" svg:width="11.965cm" svg:height="4.483cm"/>
          <chart:axis chart:dimension="x" chart:name="primary-x" chart:style-name="ch5">
            <chart:title svg:x="6.78cm" svg:y="7.185cm" chart:style-name="ch6">
              <text:p>L. procesorów</text:p>
            </chart:title>
          </chart:axis>
          <chart:axis chart:dimension="y" chart:name="primary-y" chart:style-name="ch5">
            <chart:title svg:x="0.451cm" svg:y="5.80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Podstawowy.G2:Podstawowy.G8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G10:Podstawowy.G16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G18:Podstawowy.G24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G</text:p>
              </table:table-cell>
              <table:table-cell office:value-type="string">
                <text:p>Kolumna A</text:p>
              </table:table-cell>
              <table:table-cell office:value-type="string">
                <text:p>Kolumna G</text:p>
              </table:table-cell>
              <table:table-cell office:value-type="string">
                <text:p>Kolumna A</text:p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NaN">
                <text:p>NaN</text:p>
                <draw:g>
                  <svg:desc>Podstawowy.G2:Podstawowy.G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NaN">
                <text:p>NaN</text:p>
                <draw:g>
                  <svg:desc>Podstawowy.G10:Podstawowy.G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NaN">
                <text:p>NaN</text:p>
                <draw:g>
                  <svg:desc>Podstawowy.G18:Podstawow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24711963444179">
                <text:p>0.424711963444179</text:p>
              </table:table-cell>
              <table:table-cell office:value-type="float" office:value="2">
                <text:p>2</text:p>
              </table:table-cell>
              <table:table-cell office:value-type="float" office:value="0.0429990739180639">
                <text:p>0.0429990739180639</text:p>
              </table:table-cell>
              <table:table-cell office:value-type="float" office:value="2">
                <text:p>2</text:p>
              </table:table-cell>
              <table:table-cell office:value-type="float" office:value="0.0254290399857136">
                <text:p>0.0254290399857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55312507802555">
                <text:p>0.155312507802555</text:p>
              </table:table-cell>
              <table:table-cell office:value-type="float" office:value="4">
                <text:p>4</text:p>
              </table:table-cell>
              <table:table-cell office:value-type="float" office:value="0.0524799699632409">
                <text:p>0.0524799699632409</text:p>
              </table:table-cell>
              <table:table-cell office:value-type="float" office:value="4">
                <text:p>4</text:p>
              </table:table-cell>
              <table:table-cell office:value-type="float" office:value="0.0179714286451818">
                <text:p>0.017971428645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983252678100087">
                <text:p>0.0983252678100087</text:p>
              </table:table-cell>
              <table:table-cell office:value-type="float" office:value="6">
                <text:p>6</text:p>
              </table:table-cell>
              <table:table-cell office:value-type="float" office:value="0.0365732295304238">
                <text:p>0.0365732295304238</text:p>
              </table:table-cell>
              <table:table-cell office:value-type="float" office:value="6">
                <text:p>6</text:p>
              </table:table-cell>
              <table:table-cell office:value-type="float" office:value="0.0170186524074661">
                <text:p>0.0170186524074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119621569655444">
                <text:p>0.119621569655444</text:p>
              </table:table-cell>
              <table:table-cell office:value-type="float" office:value="7">
                <text:p>7</text:p>
              </table:table-cell>
              <table:table-cell office:value-type="float" office:value="0.0344746769095008">
                <text:p>0.0344746769095008</text:p>
              </table:table-cell>
              <table:table-cell office:value-type="float" office:value="7">
                <text:p>7</text:p>
              </table:table-cell>
              <table:table-cell office:value-type="float" office:value="0.0159502982045987">
                <text:p>0.0159502982045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902886251510147">
                <text:p>0.0902886251510147</text:p>
              </table:table-cell>
              <table:table-cell office:value-type="float" office:value="8">
                <text:p>8</text:p>
              </table:table-cell>
              <table:table-cell office:value-type="float" office:value="0.0525938326916687">
                <text:p>0.0525938326916687</text:p>
              </table:table-cell>
              <table:table-cell office:value-type="float" office:value="8">
                <text:p>8</text:p>
              </table:table-cell>
              <table:table-cell office:value-type="float" office:value="0.0126148643490801">
                <text:p>0.0126148643490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0977877556369223">
                <text:p>0.0977877556369223</text:p>
              </table:table-cell>
              <table:table-cell office:value-type="float" office:value="9">
                <text:p>9</text:p>
              </table:table-cell>
              <table:table-cell office:value-type="float" office:value="0.0289605787105138">
                <text:p>0.0289605787105138</text:p>
              </table:table-cell>
              <table:table-cell office:value-type="float" office:value="9">
                <text:p>9</text:p>
              </table:table-cell>
              <table:table-cell office:value-type="float" office:value="0.00961855546630073">
                <text:p>0.009618555466300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948cm" svg:y="0.316cm" chart:style-name="ch2">
          <text:p>Przyspieszenie</text:p>
        </chart:title>
        <chart:legend chart:legend-position="bottom" svg:x="3.259cm" svg:y="8.192cm" style:legend-expansion="wide" chart:style-name="ch3"/>
        <chart:plot-area chart:style-name="ch4" table:cell-range-address="Skalowalny.A2:Skalowalny.A8 Skalowalny.E2:Skalowalny.E8 Skalowalny.E10:Skalowalny.E16 Skalowalny.E18:Skalowalny.E24" svg:x="1.338cm" svg:y="1.635cm" svg:width="13.063cm" svg:height="5.369cm">
          <chartooo:coordinate-region svg:x="1.774cm" svg:y="1.848cm" svg:width="12.44cm" svg:height="4.483cm"/>
          <chart:axis chart:dimension="x" chart:name="primary-x" chart:style-name="ch5">
            <chart:title svg:x="6.78cm" svg:y="7.185cm" chart:style-name="ch6">
              <text:p>L. procesorów</text:p>
            </chart:title>
          </chart:axis>
          <chart:axis chart:dimension="y" chart:name="primary-y" chart:style-name="ch5">
            <chart:title svg:x="0.451cm" svg:y="5.461cm" chart:style-name="ch7">
              <text:p>Przyspieszenie</text:p>
            </chart:title>
            <chart:grid chart:style-name="ch8" chart:class="major"/>
          </chart:axis>
          <chart:series chart:style-name="ch9" chart:values-cell-range-address="Skalowalny.E2:Skalowalny.E8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E10:Skalowalny.E16" chart:class="chart:scatter">
            <chart:domain table:cell-range-address="Skalowalny.A10:Skalowalny.A16"/>
            <chart:data-point chart:repeated="7"/>
          </chart:series>
          <chart:series chart:style-name="ch11" chart:values-cell-range-address="Skalowalny.E18:Skalowalny.E24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1">
                <text:p>1</text:p>
                <draw:g>
                  <svg:desc>Skalowalny.E2:Skalowalny.E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1">
                <text:p>1</text:p>
                <draw:g>
                  <svg:desc>Skalowalny.E10:Skalowalny.E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1">
                <text:p>1</text:p>
                <draw:g>
                  <svg:desc>Skalowalny.E18:Skalowaln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56117026506">
                <text:p>1.90056117026506</text:p>
              </table:table-cell>
              <table:table-cell office:value-type="float" office:value="2">
                <text:p>2</text:p>
              </table:table-cell>
              <table:table-cell office:value-type="float" office:value="1.99062565309418">
                <text:p>1.99062565309418</text:p>
              </table:table-cell>
              <table:table-cell office:value-type="float" office:value="2">
                <text:p>2</text:p>
              </table:table-cell>
              <table:table-cell office:value-type="float" office:value="1.95283391147478">
                <text:p>1.95283391147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6214721912489">
                <text:p>3.6214721912489</text:p>
              </table:table-cell>
              <table:table-cell office:value-type="float" office:value="4">
                <text:p>4</text:p>
              </table:table-cell>
              <table:table-cell office:value-type="float" office:value="3.87662064893119">
                <text:p>3.87662064893119</text:p>
              </table:table-cell>
              <table:table-cell office:value-type="float" office:value="4">
                <text:p>4</text:p>
              </table:table-cell>
              <table:table-cell office:value-type="float" office:value="3.81834032985194">
                <text:p>3.81834032985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84035175990084">
                <text:p>5.84035175990084</text:p>
              </table:table-cell>
              <table:table-cell office:value-type="float" office:value="6">
                <text:p>6</text:p>
              </table:table-cell>
              <table:table-cell office:value-type="float" office:value="5.63049857568173">
                <text:p>5.63049857568173</text:p>
              </table:table-cell>
              <table:table-cell office:value-type="float" office:value="6">
                <text:p>6</text:p>
              </table:table-cell>
              <table:table-cell office:value-type="float" office:value="5.64533582011403">
                <text:p>5.64533582011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.5239824059304">
                <text:p>6.5239824059304</text:p>
              </table:table-cell>
              <table:table-cell office:value-type="float" office:value="7">
                <text:p>7</text:p>
              </table:table-cell>
              <table:table-cell office:value-type="float" office:value="6.64609207385822">
                <text:p>6.64609207385822</text:p>
              </table:table-cell>
              <table:table-cell office:value-type="float" office:value="7">
                <text:p>7</text:p>
              </table:table-cell>
              <table:table-cell office:value-type="float" office:value="6.56545787380155">
                <text:p>6.56545787380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.59577222357462">
                <text:p>7.59577222357462</text:p>
              </table:table-cell>
              <table:table-cell office:value-type="float" office:value="8">
                <text:p>8</text:p>
              </table:table-cell>
              <table:table-cell office:value-type="float" office:value="7.47311303283127">
                <text:p>7.47311303283127</text:p>
              </table:table-cell>
              <table:table-cell office:value-type="float" office:value="8">
                <text:p>8</text:p>
              </table:table-cell>
              <table:table-cell office:value-type="float" office:value="7.54896411685572">
                <text:p>7.54896411685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.94925066994219">
                <text:p>7.94925066994219</text:p>
              </table:table-cell>
              <table:table-cell office:value-type="float" office:value="9">
                <text:p>9</text:p>
              </table:table-cell>
              <table:table-cell office:value-type="float" office:value="8.55012882152585">
                <text:p>8.55012882152585</text:p>
              </table:table-cell>
              <table:table-cell office:value-type="float" office:value="9">
                <text:p>9</text:p>
              </table:table-cell>
              <table:table-cell office:value-type="float" office:value="8.49175947234623">
                <text:p>8.491759472346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6.2cm" svg:y="0.316cm" chart:style-name="ch2">
          <text:p>Efektywność</text:p>
        </chart:title>
        <chart:legend chart:legend-position="bottom" svg:x="3.298cm" svg:y="8.192cm" style:legend-expansion="wide" chart:style-name="ch3"/>
        <chart:plot-area chart:style-name="ch4" table:cell-range-address="Skalowalny.A2:Skalowalny.A8 Skalowalny.F2:Skalowalny.F8 Skalowalny.F10:Skalowalny.F16 Skalowalny.F18:Skalowalny.F24" svg:x="1.338cm" svg:y="1.635cm" svg:width="13.063cm" svg:height="5.369cm">
          <chartooo:coordinate-region svg:x="2.25cm" svg:y="1.848cm" svg:width="11.965cm" svg:height="4.484cm"/>
          <chart:axis chart:dimension="x" chart:name="primary-x" chart:style-name="ch5">
            <chart:title svg:x="6.78cm" svg:y="7.185cm" chart:style-name="ch6">
              <text:p>L. procesorów</text:p>
            </chart:title>
          </chart:axis>
          <chart:axis chart:dimension="y" chart:name="primary-y" chart:style-name="ch5">
            <chart:title svg:x="0.451cm" svg:y="5.276cm" chart:style-name="ch7">
              <text:p>Efektywność</text:p>
            </chart:title>
            <chart:grid chart:style-name="ch8" chart:class="major"/>
          </chart:axis>
          <chart:series chart:style-name="ch9" chart:values-cell-range-address="Skalowalny.F2:Skalowalny.F8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F10:Skalowalny.F16" chart:class="chart:scatter">
            <chart:domain table:cell-range-address="Skalowalny.A10:Skalowalny.A15"/>
            <chart:data-point chart:repeated="7"/>
          </chart:series>
          <chart:series chart:style-name="ch11" chart:values-cell-range-address="Skalowalny.F18:Skalowalny.F24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F</text:p>
              </table:table-cell>
              <table:table-cell office:value-type="string">
                <text:p>Kolumna A</text:p>
              </table:table-cell>
              <table:table-cell office:value-type="string">
                <text:p>Kolumna F</text:p>
              </table:table-cell>
              <table:table-cell office:value-type="string">
                <text:p>Kolumna A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1">
                <text:p>1</text:p>
                <draw:g>
                  <svg:desc>Skalowalny.F2:Skalowalny.F8</svg:desc>
                </draw:g>
              </table:table-cell>
              <table:table-cell office:value-type="float" office:value="1">
                <text:p>1</text:p>
                <draw:g>
                  <svg:desc>Skalowalny.A10:Skalowalny.A15</svg:desc>
                </draw:g>
              </table:table-cell>
              <table:table-cell office:value-type="float" office:value="1">
                <text:p>1</text:p>
                <draw:g>
                  <svg:desc>Skalowalny.F10:Skalowalny.F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1">
                <text:p>1</text:p>
                <draw:g>
                  <svg:desc>Skalowalny.F18:Skalowaln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50280585132531">
                <text:p>0.950280585132531</text:p>
              </table:table-cell>
              <table:table-cell office:value-type="float" office:value="2">
                <text:p>2</text:p>
              </table:table-cell>
              <table:table-cell office:value-type="float" office:value="0.995312826547091">
                <text:p>0.995312826547091</text:p>
              </table:table-cell>
              <table:table-cell office:value-type="float" office:value="2">
                <text:p>2</text:p>
              </table:table-cell>
              <table:table-cell office:value-type="float" office:value="0.976416955737392">
                <text:p>0.976416955737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05368047812225">
                <text:p>0.905368047812225</text:p>
              </table:table-cell>
              <table:table-cell office:value-type="float" office:value="4">
                <text:p>4</text:p>
              </table:table-cell>
              <table:table-cell office:value-type="float" office:value="0.969155162232797">
                <text:p>0.969155162232797</text:p>
              </table:table-cell>
              <table:table-cell office:value-type="float" office:value="4">
                <text:p>4</text:p>
              </table:table-cell>
              <table:table-cell office:value-type="float" office:value="0.954585082462984">
                <text:p>0.9545850824629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973391959983473">
                <text:p>0.973391959983473</text:p>
              </table:table-cell>
              <table:table-cell office:value-type="float" office:value="6">
                <text:p>6</text:p>
              </table:table-cell>
              <table:table-cell office:value-type="float" office:value="0.938416429280288">
                <text:p>0.938416429280288</text:p>
              </table:table-cell>
              <table:table-cell office:value-type="float" office:value="6">
                <text:p>6</text:p>
              </table:table-cell>
              <table:table-cell office:value-type="float" office:value="0.940889303352338">
                <text:p>0.940889303352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931997486561486">
                <text:p>0.931997486561486</text:p>
              </table:table-cell>
              <table:table-cell office:value-type="float" office:value="7">
                <text:p>7</text:p>
              </table:table-cell>
              <table:table-cell office:value-type="float" office:value="0.949441724836889">
                <text:p>0.949441724836889</text:p>
              </table:table-cell>
              <table:table-cell office:value-type="float" office:value="7">
                <text:p>7</text:p>
              </table:table-cell>
              <table:table-cell office:value-type="float" office:value="0.937922553400222">
                <text:p>0.937922553400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949471527946827">
                <text:p>0.949471527946827</text:p>
              </table:table-cell>
              <table:table-cell office:value-type="float" office:value="8">
                <text:p>8</text:p>
              </table:table-cell>
              <table:table-cell office:value-type="float" office:value="0.934139129103909">
                <text:p>0.934139129103909</text:p>
              </table:table-cell>
              <table:table-cell office:value-type="float" office:value="8">
                <text:p>8</text:p>
              </table:table-cell>
              <table:table-cell office:value-type="float" office:value="0.943620514606964">
                <text:p>0.943620514606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883250074438021">
                <text:p>0.883250074438021</text:p>
              </table:table-cell>
              <table:table-cell office:value-type="float" office:value="NaN">
                <text:p>NaN</text:p>
              </table:table-cell>
              <table:table-cell office:value-type="float" office:value="0.950014313502872">
                <text:p>0.950014313502872</text:p>
              </table:table-cell>
              <table:table-cell office:value-type="float" office:value="9">
                <text:p>9</text:p>
              </table:table-cell>
              <table:table-cell office:value-type="float" office:value="0.943528830260692">
                <text:p>0.9435288302606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512cm" svg:y="0.316cm" chart:style-name="ch2">
          <text:p>Część sekwencyjna</text:p>
        </chart:title>
        <chart:legend chart:legend-position="bottom" svg:x="3.219cm" svg:y="8.192cm" style:legend-expansion="wide" chart:style-name="ch3"/>
        <chart:plot-area chart:style-name="ch4" table:cell-range-address="Skalowalny.A2:Skalowalny.A8 Skalowalny.G2:Skalowalny.G8 Skalowalny.G10:Skalowalny.G16 Skalowalny.G18:Skalowalny.G24" svg:x="1.338cm" svg:y="1.635cm" svg:width="13.063cm" svg:height="5.369cm">
          <chartooo:coordinate-region svg:x="2.25cm" svg:y="1.847cm" svg:width="11.965cm" svg:height="4.484cm"/>
          <chart:axis chart:dimension="x" chart:name="primary-x" chart:style-name="ch5">
            <chart:title svg:x="6.78cm" svg:y="7.185cm" chart:style-name="ch6">
              <text:p>L. procesorów</text:p>
            </chart:title>
          </chart:axis>
          <chart:axis chart:dimension="y" chart:name="primary-y" chart:style-name="ch5">
            <chart:title svg:x="0.451cm" svg:y="5.80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Skalowalny.G2:Skalowalny.G8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G10:Skalowalny.G16" chart:class="chart:scatter">
            <chart:domain table:cell-range-address="Skalowalny.A10:Skalowalny.A16"/>
            <chart:data-point chart:repeated="7"/>
          </chart:series>
          <chart:series chart:style-name="ch11" chart:values-cell-range-address="Skalowalny.G18:Skalowalny.G24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G</text:p>
              </table:table-cell>
              <table:table-cell office:value-type="string">
                <text:p>Kolumna A</text:p>
              </table:table-cell>
              <table:table-cell office:value-type="string">
                <text:p>Kolumna G</text:p>
              </table:table-cell>
              <table:table-cell office:value-type="string">
                <text:p>Kolumna A</text:p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NaN">
                <text:p>NaN</text:p>
                <draw:g>
                  <svg:desc>Skalowalny.G2:Skalowalny.G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NaN">
                <text:p>NaN</text:p>
                <draw:g>
                  <svg:desc>Skalowalny.G10:Skalowalny.G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NaN">
                <text:p>NaN</text:p>
                <draw:g>
                  <svg:desc>Skalowalny.G18:Skalowaln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523207730909658">
                <text:p>0.0523207730909658</text:p>
              </table:table-cell>
              <table:table-cell office:value-type="float" office:value="2">
                <text:p>2</text:p>
              </table:table-cell>
              <table:table-cell office:value-type="float" office:value="0.00470924650812554">
                <text:p>0.00470924650812554</text:p>
              </table:table-cell>
              <table:table-cell office:value-type="float" office:value="2">
                <text:p>2</text:p>
              </table:table-cell>
              <table:table-cell office:value-type="float" office:value="0.0241526369693144">
                <text:p>0.0241526369693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48410617525282">
                <text:p>0.0348410617525282</text:p>
              </table:table-cell>
              <table:table-cell office:value-type="float" office:value="4">
                <text:p>4</text:p>
              </table:table-cell>
              <table:table-cell office:value-type="float" office:value="0.0106088405548811">
                <text:p>0.0106088405548811</text:p>
              </table:table-cell>
              <table:table-cell office:value-type="float" office:value="4">
                <text:p>4</text:p>
              </table:table-cell>
              <table:table-cell office:value-type="float" office:value="0.0158585191867996">
                <text:p>0.0158585191867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0546707618521508">
                <text:p>0.00546707618521508</text:p>
              </table:table-cell>
              <table:table-cell office:value-type="float" office:value="6">
                <text:p>6</text:p>
              </table:table-cell>
              <table:table-cell office:value-type="float" office:value="0.0131249984118338">
                <text:p>0.0131249984118338</text:p>
              </table:table-cell>
              <table:table-cell office:value-type="float" office:value="6">
                <text:p>6</text:p>
              </table:table-cell>
              <table:table-cell office:value-type="float" office:value="0.0125648567662644">
                <text:p>0.01256485676626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0121607111641118">
                <text:p>0.0121607111641118</text:p>
              </table:table-cell>
              <table:table-cell office:value-type="float" office:value="7">
                <text:p>7</text:p>
              </table:table-cell>
              <table:table-cell office:value-type="float" office:value="0.00887508835289448">
                <text:p>0.00887508835289448</text:p>
              </table:table-cell>
              <table:table-cell office:value-type="float" office:value="7">
                <text:p>7</text:p>
              </table:table-cell>
              <table:table-cell office:value-type="float" office:value="0.0110310185659308">
                <text:p>0.0110310185659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0760249563887662">
                <text:p>0.00760249563887662</text:p>
              </table:table-cell>
              <table:table-cell office:value-type="float" office:value="8">
                <text:p>8</text:p>
              </table:table-cell>
              <table:table-cell office:value-type="float" office:value="0.010072049814811">
                <text:p>0.010072049814811</text:p>
              </table:table-cell>
              <table:table-cell office:value-type="float" office:value="8">
                <text:p>8</text:p>
              </table:table-cell>
              <table:table-cell office:value-type="float" office:value="0.00853543566966621">
                <text:p>0.00853543566966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0165227732412396">
                <text:p>0.0165227732412396</text:p>
              </table:table-cell>
              <table:table-cell office:value-type="float" office:value="9">
                <text:p>9</text:p>
              </table:table-cell>
              <table:table-cell office:value-type="float" office:value="0.00657696491866812">
                <text:p>0.00657696491866812</text:p>
              </table:table-cell>
              <table:table-cell office:value-type="float" office:value="9">
                <text:p>9</text:p>
              </table:table-cell>
              <table:table-cell office:value-type="float" office:value="0.0074813784073383">
                <text:p>0.00748137840733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